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KiB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knl</text:p>
          </table:table-cell>
          <table:table-cell office:value-type="string" calcext:value-type="string">
            <text:p>KiB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1d</text:p>
          </table:table-cell>
          <table:table-cell office:value-type="float" office:value="32" calcext:value-type="float">
            <text:p>32</text:p>
          </table:table-cell>
          <table:table-cell table:formula="of:=SQRT(1024*[.E7]/(3*4))" office:value-type="float" office:value="52.2557811793745" calcext:value-type="float">
            <text:p>52,2557811793745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formula="of:=32*1024" office:value-type="float" office:value="32768" calcext:value-type="float">
            <text:p>32768</text:p>
          </table:table-cell>
          <table:table-cell table:formula="of:=SQRT(1024*[.J7]/(3*4))" office:value-type="float" office:value="1672.18499773998" calcext:value-type="float">
            <text:p>1672,184997739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table:formula="of:=SQRT(1024*[.E8]/(3*4))" office:value-type="float" office:value="147.801668912544" calcext:value-type="float">
            <text:p>147,801668912544</text:p>
          </table:table-cell>
          <table:table-cell table:number-columns-repeated="2"/>
          <table:table-cell office:value-type="string" calcext:value-type="string">
            <text:p>RAM</text:p>
          </table:table-cell>
          <table:table-cell table:formula="of:=4*[.J7]" office:value-type="float" office:value="131072" calcext:value-type="float">
            <text:p>131072</text:p>
          </table:table-cell>
          <table:table-cell table:formula="of:=SQRT(1024*[.J8]/(3*4))" office:value-type="float" office:value="3344.36999547997" calcext:value-type="float">
            <text:p>3344,369995479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office:value-type="float" office:value="30720" calcext:value-type="float">
            <text:p>30720</text:p>
          </table:table-cell>
          <table:table-cell table:formula="of:=SQRT(1024*[.E9]/(3*4))" office:value-type="float" office:value="1619.08616200621" calcext:value-type="float">
            <text:p>1619,086162006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AM</text:p>
          </table:table-cell>
          <table:table-cell table:formula="of:=4*[.E9]" office:value-type="float" office:value="122880" calcext:value-type="float">
            <text:p>122880</text:p>
          </table:table-cell>
          <table:table-cell table:formula="of:=SQRT(1024*[.E10]/(3*4))" office:value-type="float" office:value="3238.17232401242" calcext:value-type="float">
            <text:p>3238,172324012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AM Paralelo</text:p>
          </table:table-cell>
          <table:table-cell table:formula="of:=2*[.E10]" office:value-type="float" office:value="245760" calcext:value-type="float">
            <text:p>245760</text:p>
          </table:table-cell>
          <table:table-cell table:formula="of:=SQRT(1024*[.E11]/(3*4))" office:value-type="float" office:value="4579.46721791957" calcext:value-type="float">
            <text:p>4579,46721791957</text:p>
          </table:table-cell>
          <table:table-cell table:number-columns-repeated="10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k2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 calcext:value-type="string">
            <text:p>N=32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K3avg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.235" calcext:value-type="float">
            <text:p>139,235</text:p>
          </table:table-cell>
          <table:table-cell table:formula="of:=([.G21]+[.G22]+[.G26])/3" office:value-type="float" office:value="137.498" calcext:value-type="float">
            <text:p>137,49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.216" calcext:value-type="float">
            <text:p>138,2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5.88" calcext:value-type="float">
            <text:p>135,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9.743" calcext:value-type="float">
            <text:p>139,7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8.497" calcext:value-type="float">
            <text:p>138,49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8.568" calcext:value-type="float">
            <text:p>138,5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8.398" calcext:value-type="float">
            <text:p>138,3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9.228" calcext:value-type="float">
            <text:p>139,228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" office:value-type="string" calcext:value-type="string">
            <text:p>ijk</text:p>
          </table:table-cell>
          <table:table-cell table:style-name="ce1" office:value-type="string" calcext:value-type="string">
            <text:p>ikj</text:p>
          </table:table-cell>
          <table:table-cell office:value-type="string" calcext:value-type="string">
            <text:p>jki</text:p>
          </table:table-cell>
          <table:table-cell office:value-type="string" calcext:value-type="string">
            <text:p>ijk_trans</text:p>
          </table:table-cell>
          <table:table-cell office:value-type="string" calcext:value-type="string">
            <text:p>jki_trans</text:p>
          </table:table-cell>
          <table:table-cell office:value-type="string" calcext:value-type="string">
            <text:p>ijk_block</text:p>
          </table:table-cell>
          <table:table-cell office:value-type="string" calcext:value-type="string">
            <text:p>ikj_block</text:p>
          </table:table-cell>
          <table:table-cell office:value-type="string" calcext:value-type="string">
            <text:p>jki_block</text:p>
          </table:table-cell>
          <table:table-cell office:value-type="string" calcext:value-type="string">
            <text:p>vec_ijk</text:p>
          </table:table-cell>
          <table:table-cell office:value-type="string" calcext:value-type="string">
            <text:p>vec_ikj</text:p>
          </table:table-cell>
          <table:table-cell office:value-type="string" calcext:value-type="string">
            <text:p>vec_jki</text:p>
          </table:table-cell>
          <table:table-cell office:value-type="string" calcext:value-type="string">
            <text:p>omp_ijk</text:p>
          </table:table-cell>
          <table:table-cell office:value-type="string" calcext:value-type="string">
            <text:p>k20_ikj</text:p>
          </table:table-cell>
          <table:table-cell office:value-type="string" calcext:value-type="string">
            <text:p>knl_ijk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197" calcext:value-type="float">
            <text:p>197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083" calcext:value-type="float">
            <text:p>3083</text:p>
          </table:table-cell>
          <table:table-cell office:value-type="float" office:value="3109" calcext:value-type="float">
            <text:p>3109</text:p>
          </table:table-cell>
          <table:table-cell office:value-type="float" office:value="2807" calcext:value-type="float">
            <text:p>2807</text:p>
          </table:table-cell>
          <table:table-cell office:value-type="float" office:value="3003" calcext:value-type="float">
            <text:p>3003</text:p>
          </table:table-cell>
          <table:table-cell office:value-type="float" office:value="3189" calcext:value-type="float">
            <text:p>3189</text:p>
          </table:table-cell>
          <table:table-cell table:number-columns-repeated="3"/>
          <table:table-cell office:value-type="float" office:value="1371" calcext:value-type="float">
            <text:p>1371</text:p>
          </table:table-cell>
          <table:table-cell office:value-type="float" office:value="1415" calcext:value-type="float">
            <text:p>1415</text:p>
          </table:table-cell>
          <table:table-cell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float" office:value="6249229" calcext:value-type="float">
            <text:p>6249229</text:p>
          </table:table-cell>
          <table:table-cell office:value-type="float" office:value="4016358" calcext:value-type="float">
            <text:p>4016358</text:p>
          </table:table-cell>
          <table:table-cell office:value-type="float" office:value="11052697" calcext:value-type="float">
            <text:p>11052697</text:p>
          </table:table-cell>
          <table:table-cell office:value-type="float" office:value="4035551" calcext:value-type="float">
            <text:p>4035551</text:p>
          </table:table-cell>
          <table:table-cell office:value-type="float" office:value="4032576" calcext:value-type="float">
            <text:p>40325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office:value-type="float" office:value="87432951" calcext:value-type="float">
            <text:p>87432951</text:p>
          </table:table-cell>
          <table:table-cell office:value-type="float" office:value="33885049" calcext:value-type="float">
            <text:p>33885049</text:p>
          </table:table-cell>
          <table:table-cell office:value-type="float" office:value="174075560" calcext:value-type="float">
            <text:p>174075560</text:p>
          </table:table-cell>
          <table:table-cell office:value-type="float" office:value="32896743" calcext:value-type="float">
            <text:p>32896743</text:p>
          </table:table-cell>
          <table:table-cell office:value-type="float" office:value="34190845" calcext:value-type="float">
            <text:p>34190845</text:p>
          </table:table-cell>
          <table:table-cell office:value-type="float" office:value="17332845" calcext:value-type="float">
            <text:p>17332845</text:p>
          </table:table-cell>
          <table:table-cell office:value-type="float" office:value="33120891" calcext:value-type="float">
            <text:p>33120891</text:p>
          </table:table-cell>
          <table:table-cell office:value-type="float" office:value="33196317" calcext:value-type="float">
            <text:p>33196317</text:p>
          </table:table-cell>
          <table:table-cell table:number-columns-repeated="3"/>
          <table:table-cell office:value-type="float" office:value="739212" calcext:value-type="float">
            <text:p>739212</text:p>
          </table:table-cell>
          <table:table-cell table:formula="of:=[.H20]*1000" office:value-type="float" office:value="137498" calcext:value-type="float">
            <text:p>137498</text:p>
          </table:table-cell>
          <table:table-cell office:value-type="float" office:value="2058979" calcext:value-type="float">
            <text:p>2058979</text:p>
          </table:table-cell>
        </table:table-row>
        <table:table-row table:style-name="ro1">
          <table:table-cell/>
          <table:table-cell office:value-type="float" office:value="4579" calcext:value-type="float">
            <text:p>4579</text:p>
          </table:table-cell>
          <table:table-cell table:number-columns-repeated="11"/>
          <table:table-cell office:value-type="float" office:value="1968938" calcext:value-type="float">
            <text:p>1968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table:number-columns-repeated="13"/>
          <table:table-cell office:value-type="float" office:value="2013553" calcext:value-type="float">
            <text:p>2013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</number:text>
      <number:number number:decimal-places="0" loext:min-decimal-places="0" number:min-integer-digits="1" number:grouping="true"/>
    </number:number-style>
    <number:number-style style:name="N122">
      <number:text>-€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</number:text>
      <number:number number:decimal-places="2" loext:min-decimal-places="2" number:min-integer-digits="1" number:grouping="true"/>
    </number:number-style>
    <number:number-style style:name="N125">
      <number:text>-€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€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P0" style:volatile="true">
      <number:text>“Tru</number:text>
      <number:year/>
      <number:text>”</number:text>
    </number:date-style>
    <number:date-style style:name="N152P1" style:volatile="true">
      <number:text>“Tru</number:text>
      <number:year/>
      <number:text>”</number:text>
    </number:date-style>
    <number:date-style style:name="N152">
      <number:text>“Fal</number:text>
      <number:seconds/>
      <number:year/>
      <number:text>”</number:text>
      <style:map style:condition="value()&gt;0" style:apply-style-name="N152P0"/>
      <style:map style:condition="value()&lt;0" style:apply-style-name="N152P1"/>
    </number:date-style>
    <number:currency-style style:name="N154P0" style:volatile="true">
      <number:currency-symbol number:language="pt" number:country="P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pt" number:country="PT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01:50:47.088803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9:59:03.627850874</meta:creation-date>
    <dc:date>2020-01-13T10:54:44.101180708</dc:date>
    <meta:editing-duration>PT13M30S</meta:editing-duration>
    <meta:editing-cycles>2</meta:editing-cycles>
    <meta:generator>LibreOffice/6.0.7.3$Linux_X86_64 LibreOffice_project/00m0$Build-3</meta:generator>
    <meta:document-statistic meta:table-count="1" meta:cell-count="95" meta:object-count="0"/>
  </office:meta>
</office:document-meta>
</file>